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5cm" style:rel-column-width="4338*"/>
    </style:style>
    <style:style style:name="表100.B" style:family="table-column">
      <style:table-column-properties style:column-width="15.875cm" style:rel-column-width="61197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/>
    </style:style>
    <style:style style:name="表104.A" style:family="table-column">
      <style:table-column-properties style:column-width="1.124cm" style:rel-column-width="4331*"/>
    </style:style>
    <style:style style:name="表104.B" style:family="table-column">
      <style:table-column-properties style:column-width="15.877cm" style:rel-column-width="61204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none" fo:border-top="none" fo:border-bottom="0.002cm solid #000000"/>
    </style:style>
    <style:style style:name="表10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/>
    </style:style>
    <style:style style:name="表105.A" style:family="table-column">
      <style:table-column-properties style:column-width="1.124cm" style:rel-column-width="4331*"/>
    </style:style>
    <style:style style:name="表105.B" style:family="table-column">
      <style:table-column-properties style:column-width="15.877cm" style:rel-column-width="61204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none" fo:border-top="none" fo:border-bottom="0.002cm solid #000000"/>
    </style:style>
    <style:style style:name="表10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/>
    </style:style>
    <style:style style:name="表106.A" style:family="table-column">
      <style:table-column-properties style:column-width="1.125cm" style:rel-column-width="4338*"/>
    </style:style>
    <style:style style:name="表106.B" style:family="table-column">
      <style:table-column-properties style:column-width="15.875cm" style:rel-column-width="61197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7" style:family="table">
      <style:table-properties style:width="17cm" table:align="margins"/>
    </style:style>
    <style:style style:name="表107.A" style:family="table-column">
      <style:table-column-properties style:column-width="1.124cm" style:rel-column-width="4331*"/>
    </style:style>
    <style:style style:name="表107.B" style:family="table-column">
      <style:table-column-properties style:column-width="15.877cm" style:rel-column-width="61204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8" style:family="table">
      <style:table-properties style:width="17cm" table:align="margins"/>
    </style:style>
    <style:style style:name="表108.A" style:family="table-column">
      <style:table-column-properties style:column-width="1.124cm" style:rel-column-width="4331*"/>
    </style:style>
    <style:style style:name="表108.B" style:family="table-column">
      <style:table-column-properties style:column-width="15.877cm" style:rel-column-width="61204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/>
    </style:style>
    <style:style style:name="表109.A" style:family="table-column">
      <style:table-column-properties style:column-width="1.124cm" style:rel-column-width="4331*"/>
    </style:style>
    <style:style style:name="表109.B" style:family="table-column">
      <style:table-column-properties style:column-width="15.877cm" style:rel-column-width="61204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none" fo:border-top="none" fo:border-bottom="0.002cm solid #000000"/>
    </style:style>
    <style:style style:name="表10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/>
    </style:style>
    <style:style style:name="表110.A" style:family="table-column">
      <style:table-column-properties style:column-width="1.124cm" style:rel-column-width="4331*"/>
    </style:style>
    <style:style style:name="表110.B" style:family="table-column">
      <style:table-column-properties style:column-width="15.877cm" style:rel-column-width="61204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none" fo:border-top="none" fo:border-bottom="0.002cm solid #000000"/>
    </style:style>
    <style:style style:name="表1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/>
    </style:style>
    <style:style style:name="表111.A" style:family="table-column">
      <style:table-column-properties style:column-width="1.124cm" style:rel-column-width="4331*"/>
    </style:style>
    <style:style style:name="表111.B" style:family="table-column">
      <style:table-column-properties style:column-width="15.877cm" style:rel-column-width="61204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none" fo:border-top="none" fo:border-bottom="0.002cm solid #000000"/>
    </style:style>
    <style:style style:name="表1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/>
    </style:style>
    <style:style style:name="表112.A" style:family="table-column">
      <style:table-column-properties style:column-width="1.125cm" style:rel-column-width="4338*"/>
    </style:style>
    <style:style style:name="表112.B" style:family="table-column">
      <style:table-column-properties style:column-width="15.875cm" style:rel-column-width="61197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/>
    </style:style>
    <style:style style:name="表113.A" style:family="table-column">
      <style:table-column-properties style:column-width="1.124cm" style:rel-column-width="4331*"/>
    </style:style>
    <style:style style:name="表113.B" style:family="table-column">
      <style:table-column-properties style:column-width="15.877cm" style:rel-column-width="61204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4" style:family="table">
      <style:table-properties style:width="17cm" table:align="margins"/>
    </style:style>
    <style:style style:name="表114.A" style:family="table-column">
      <style:table-column-properties style:column-width="1.125cm" style:rel-column-width="4338*"/>
    </style:style>
    <style:style style:name="表114.B" style:family="table-column">
      <style:table-column-properties style:column-width="15.875cm" style:rel-column-width="61197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/>
    </style:style>
    <style:style style:name="表115.A" style:family="table-column">
      <style:table-column-properties style:column-width="1.124cm" style:rel-column-width="4331*"/>
    </style:style>
    <style:style style:name="表115.B" style:family="table-column">
      <style:table-column-properties style:column-width="15.877cm" style:rel-column-width="61204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/>
    </style:style>
    <style:style style:name="表116.A" style:family="table-column">
      <style:table-column-properties style:column-width="1.124cm" style:rel-column-width="4331*"/>
    </style:style>
    <style:style style:name="表116.B" style:family="table-column">
      <style:table-column-properties style:column-width="15.877cm" style:rel-column-width="61204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/>
    </style:style>
    <style:style style:name="表117.A" style:family="table-column">
      <style:table-column-properties style:column-width="1.124cm" style:rel-column-width="4331*"/>
    </style:style>
    <style:style style:name="表117.B" style:family="table-column">
      <style:table-column-properties style:column-width="15.877cm" style:rel-column-width="61204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none" fo:border-top="none" fo:border-bottom="0.002cm solid #000000"/>
    </style:style>
    <style:style style:name="表1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/>
    </style:style>
    <style:style style:name="表118.A" style:family="table-column">
      <style:table-column-properties style:column-width="1.124cm" style:rel-column-width="4331*"/>
    </style:style>
    <style:style style:name="表118.B" style:family="table-column">
      <style:table-column-properties style:column-width="15.877cm" style:rel-column-width="61204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none" fo:border-top="none" fo:border-bottom="0.002cm solid #000000"/>
    </style:style>
    <style:style style:name="表1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/>
    </style:style>
    <style:style style:name="表119.A" style:family="table-column">
      <style:table-column-properties style:column-width="1.124cm" style:rel-column-width="4331*"/>
    </style:style>
    <style:style style:name="表119.B" style:family="table-column">
      <style:table-column-properties style:column-width="15.877cm" style:rel-column-width="61204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none" fo:border-top="none" fo:border-bottom="0.002cm solid #000000"/>
    </style:style>
    <style:style style:name="表1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style:font-size-asian="18pt" style:language-asian="ja" style:country-asian="JP" style:font-size-complex="18pt"/>
    </style:style>
    <style:style style:name="P11" style:family="paragraph" style:parent-style-name="Standard">
      <style:text-properties fo:color="#cc00cc" fo:font-size="20pt" style:font-size-asian="20pt" style:font-size-complex="20pt"/>
    </style:style>
    <style:style style:name="P12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3" style:family="paragraph" style:parent-style-name="Standard">
      <style:text-properties style:font-name="Arial" fo:font-size="20pt" style:font-name-asian="Arial" style:font-size-asian="20pt" style:font-size-complex="20pt"/>
    </style:style>
    <style:style style:name="P14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5" style:family="paragraph" style:parent-style-name="Standard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text-properties fo:color="#993366" fo:font-size="20pt" style:font-size-asian="20pt" style:font-size-complex="20pt"/>
    </style:style>
    <style:style style:name="P17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8" style:family="paragraph" style:parent-style-name="Standard">
      <style:text-properties fo:color="#801900" fo:font-size="24pt" style:font-size-asian="24pt" style:font-size-complex="24pt"/>
    </style:style>
    <style:style style:name="P19" style:family="paragraph" style:parent-style-name="Standard">
      <style:text-properties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language-asian="ja" style:country-asian="JP" style:font-style-asian="normal" style:font-weight-asian="normal" style:font-name-complex="ＭＳ Ｐゴシック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text-properties fo:font-size="24pt" style:font-size-asian="24pt" style:font-size-complex="24pt"/>
    </style:style>
    <style:style style:name="P21" style:family="paragraph" style:parent-style-name="Table_20_Contents">
      <style:text-properties fo:font-size="20pt" style:font-size-asian="20pt" style:font-size-complex="20pt"/>
    </style:style>
    <style:style style:name="P22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3" style:family="paragraph" style:parent-style-name="Table_20_Contents">
      <style:text-properties fo:color="#801900" fo:font-size="24pt" style:font-size-asian="24pt" style:font-size-complex="24pt"/>
    </style:style>
    <style:style style:name="P24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5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6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8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31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3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35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3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3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38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39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0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1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2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3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4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5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6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7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8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9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0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1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2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3" style:family="paragraph" style:parent-style-name="Text_20_body" style:list-style-name="L6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4" style:family="paragraph" style:parent-style-name="Text_20_body" style:list-style-name="L7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5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6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7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8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9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0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1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2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3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4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5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6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7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8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9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70" style:family="paragraph" style:parent-style-name="Text_20_body" style:list-style-name="L6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71" style:family="paragraph" style:parent-style-name="Text_20_body" style:list-style-name="L7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72" style:family="paragraph" style:parent-style-name="Text_20_body" style:list-style-name="L53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73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7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75" style:family="paragraph" style:parent-style-name="Standard">
      <style:text-properties fo:font-size="20pt" style:font-size-asian="20pt" style:font-size-complex="20pt"/>
    </style:style>
    <style:style style:name="P76" style:family="paragraph" style:parent-style-name="Standard" style:list-style-name="L2">
      <style:text-properties fo:font-size="20pt" style:font-size-asian="20pt" style:font-size-complex="20pt"/>
    </style:style>
    <style:style style:name="P77" style:family="paragraph" style:parent-style-name="Standard" style:list-style-name="L3">
      <style:text-properties fo:font-size="20pt" style:font-size-asian="20pt" style:font-size-complex="20pt"/>
    </style:style>
    <style:style style:name="P78" style:family="paragraph" style:parent-style-name="Standard" style:list-style-name="L5">
      <style:text-properties fo:font-size="20pt" style:font-size-asian="20pt" style:font-size-complex="20pt"/>
    </style:style>
    <style:style style:name="P79" style:family="paragraph" style:parent-style-name="Standard" style:list-style-name="L6">
      <style:text-properties fo:font-size="20pt" style:font-size-asian="20pt" style:font-size-complex="20pt"/>
    </style:style>
    <style:style style:name="P80" style:family="paragraph" style:parent-style-name="Standard" style:list-style-name="L8">
      <style:text-properties fo:font-size="20pt" style:font-size-asian="20pt" style:font-size-complex="20pt"/>
    </style:style>
    <style:style style:name="P81" style:family="paragraph" style:parent-style-name="Standard" style:list-style-name="L9">
      <style:text-properties fo:font-size="20pt" style:font-size-asian="20pt" style:font-size-complex="20pt"/>
    </style:style>
    <style:style style:name="P82" style:family="paragraph" style:parent-style-name="Standard" style:list-style-name="L10">
      <style:text-properties fo:font-size="20pt" style:font-size-asian="20pt" style:font-size-complex="20pt"/>
    </style:style>
    <style:style style:name="P83" style:family="paragraph" style:parent-style-name="Standard" style:list-style-name="L12">
      <style:text-properties fo:font-size="20pt" style:font-size-asian="20pt" style:font-size-complex="20pt"/>
    </style:style>
    <style:style style:name="P84" style:family="paragraph" style:parent-style-name="Standard" style:list-style-name="L15">
      <style:text-properties fo:font-size="20pt" style:font-size-asian="20pt" style:font-size-complex="20pt"/>
    </style:style>
    <style:style style:name="P85" style:family="paragraph" style:parent-style-name="Standard" style:list-style-name="L16">
      <style:text-properties fo:font-size="20pt" style:font-size-asian="20pt" style:font-size-complex="20pt"/>
    </style:style>
    <style:style style:name="P86" style:family="paragraph" style:parent-style-name="Standard" style:list-style-name="L17">
      <style:text-properties fo:font-size="20pt" style:font-size-asian="20pt" style:font-size-complex="20pt"/>
    </style:style>
    <style:style style:name="P87" style:family="paragraph" style:parent-style-name="Standard" style:list-style-name="L18">
      <style:text-properties fo:font-size="20pt" style:font-size-asian="20pt" style:font-size-complex="20pt"/>
    </style:style>
    <style:style style:name="P88" style:family="paragraph" style:parent-style-name="Standard" style:list-style-name="L19">
      <style:text-properties fo:font-size="20pt" style:font-size-asian="20pt" style:font-size-complex="20pt"/>
    </style:style>
    <style:style style:name="P89" style:family="paragraph" style:parent-style-name="Standard" style:list-style-name="L20">
      <style:text-properties fo:font-size="20pt" style:font-size-asian="20pt" style:font-size-complex="20pt"/>
    </style:style>
    <style:style style:name="P90" style:family="paragraph" style:parent-style-name="Standard" style:list-style-name="L21">
      <style:text-properties fo:font-size="20pt" style:font-size-asian="20pt" style:font-size-complex="20pt"/>
    </style:style>
    <style:style style:name="P91" style:family="paragraph" style:parent-style-name="Standard" style:list-style-name="L22">
      <style:text-properties fo:font-size="20pt" style:font-size-asian="20pt" style:font-size-complex="20pt"/>
    </style:style>
    <style:style style:name="P92" style:family="paragraph" style:parent-style-name="Standard" style:list-style-name="L23">
      <style:text-properties fo:font-size="20pt" style:font-size-asian="20pt" style:font-size-complex="20pt"/>
    </style:style>
    <style:style style:name="P93" style:family="paragraph" style:parent-style-name="Standard" style:list-style-name="L24">
      <style:text-properties fo:font-size="20pt" style:font-size-asian="20pt" style:font-size-complex="20pt"/>
    </style:style>
    <style:style style:name="P94" style:family="paragraph" style:parent-style-name="Standard" style:list-style-name="L26">
      <style:text-properties fo:font-size="20pt" style:font-size-asian="20pt" style:font-size-complex="20pt"/>
    </style:style>
    <style:style style:name="P95" style:family="paragraph" style:parent-style-name="Standard" style:list-style-name="L27">
      <style:text-properties fo:font-size="20pt" style:font-size-asian="20pt" style:font-size-complex="20pt"/>
    </style:style>
    <style:style style:name="P96" style:family="paragraph" style:parent-style-name="Standard" style:list-style-name="L28">
      <style:text-properties fo:font-size="20pt" style:font-size-asian="20pt" style:font-size-complex="20pt"/>
    </style:style>
    <style:style style:name="P97" style:family="paragraph" style:parent-style-name="Standard" style:list-style-name="L29">
      <style:text-properties fo:font-size="20pt" style:font-size-asian="20pt" style:font-size-complex="20pt"/>
    </style:style>
    <style:style style:name="P98" style:family="paragraph" style:parent-style-name="Standard" style:list-style-name="L30">
      <style:text-properties fo:font-size="20pt" style:font-size-asian="20pt" style:font-size-complex="20pt"/>
    </style:style>
    <style:style style:name="P99" style:family="paragraph" style:parent-style-name="Standard" style:list-style-name="L31">
      <style:text-properties fo:font-size="20pt" style:font-size-asian="20pt" style:font-size-complex="20pt"/>
    </style:style>
    <style:style style:name="P100" style:family="paragraph" style:parent-style-name="Standard" style:list-style-name="L33">
      <style:text-properties fo:font-size="20pt" style:font-size-asian="20pt" style:font-size-complex="20pt"/>
    </style:style>
    <style:style style:name="P101" style:family="paragraph" style:parent-style-name="Standard" style:list-style-name="L34">
      <style:text-properties fo:font-size="20pt" style:font-size-asian="20pt" style:font-size-complex="20pt"/>
    </style:style>
    <style:style style:name="P102" style:family="paragraph" style:parent-style-name="Standard" style:list-style-name="L35">
      <style:text-properties fo:font-size="20pt" style:font-size-asian="20pt" style:font-size-complex="20pt"/>
    </style:style>
    <style:style style:name="P103" style:family="paragraph" style:parent-style-name="Standard" style:list-style-name="L36">
      <style:text-properties fo:font-size="20pt" style:font-size-asian="20pt" style:font-size-complex="20pt"/>
    </style:style>
    <style:style style:name="P104" style:family="paragraph" style:parent-style-name="Standard" style:list-style-name="L37">
      <style:text-properties fo:font-size="20pt" style:font-size-asian="20pt" style:font-size-complex="20pt"/>
    </style:style>
    <style:style style:name="P105" style:family="paragraph" style:parent-style-name="Standard" style:list-style-name="L38">
      <style:text-properties fo:font-size="20pt" style:font-size-asian="20pt" style:font-size-complex="20pt"/>
    </style:style>
    <style:style style:name="P106" style:family="paragraph" style:parent-style-name="Standard" style:list-style-name="L39">
      <style:text-properties fo:font-size="20pt" style:font-size-asian="20pt" style:font-size-complex="20pt"/>
    </style:style>
    <style:style style:name="P107" style:family="paragraph" style:parent-style-name="Standard" style:list-style-name="L40">
      <style:text-properties fo:font-size="20pt" style:font-size-asian="20pt" style:font-size-complex="20pt"/>
    </style:style>
    <style:style style:name="P108" style:family="paragraph" style:parent-style-name="Standard" style:list-style-name="L41">
      <style:text-properties fo:font-size="20pt" style:font-size-asian="20pt" style:font-size-complex="20pt"/>
    </style:style>
    <style:style style:name="P109" style:family="paragraph" style:parent-style-name="Standard" style:list-style-name="L42">
      <style:text-properties fo:font-size="20pt" style:font-size-asian="20pt" style:font-size-complex="20pt"/>
    </style:style>
    <style:style style:name="P110" style:family="paragraph" style:parent-style-name="Standard" style:list-style-name="L43">
      <style:text-properties fo:font-size="20pt" style:font-size-asian="20pt" style:font-size-complex="20pt"/>
    </style:style>
    <style:style style:name="P111" style:family="paragraph" style:parent-style-name="Standard" style:list-style-name="L44">
      <style:text-properties fo:font-size="20pt" style:font-size-asian="20pt" style:font-size-complex="20pt"/>
    </style:style>
    <style:style style:name="P112" style:family="paragraph" style:parent-style-name="Standard" style:list-style-name="L49">
      <style:text-properties fo:font-size="20pt" style:font-size-asian="20pt" style:font-size-complex="20pt"/>
    </style:style>
    <style:style style:name="P113" style:family="paragraph" style:parent-style-name="Standard" style:list-style-name="L50">
      <style:text-properties fo:font-size="20pt" style:font-size-asian="20pt" style:font-size-complex="20pt"/>
    </style:style>
    <style:style style:name="P114" style:family="paragraph" style:parent-style-name="Standard" style:list-style-name="L51">
      <style:text-properties fo:font-size="20pt" style:font-size-asian="20pt" style:font-size-complex="20pt"/>
    </style:style>
    <style:style style:name="P115" style:family="paragraph" style:parent-style-name="Standard" style:list-style-name="L52">
      <style:text-properties fo:font-size="20pt" style:font-size-asian="20pt" style:font-size-complex="20pt"/>
    </style:style>
    <style:style style:name="P116" style:family="paragraph" style:parent-style-name="Standard" style:list-style-name="L53">
      <style:text-properties fo:font-size="20pt" style:font-size-asian="20pt" style:font-size-complex="20pt"/>
    </style:style>
    <style:style style:name="P117" style:family="paragraph" style:parent-style-name="Standard" style:list-style-name="L54">
      <style:text-properties fo:font-size="20pt" style:font-size-asian="20pt" style:font-size-complex="20pt"/>
    </style:style>
    <style:style style:name="P118" style:family="paragraph" style:parent-style-name="Standard" style:list-style-name="L55">
      <style:text-properties fo:font-size="20pt" style:font-size-asian="20pt" style:font-size-complex="20pt"/>
    </style:style>
    <style:style style:name="P119" style:family="paragraph" style:parent-style-name="Standard" style:list-style-name="L60">
      <style:text-properties fo:font-size="20pt" style:font-size-asian="20pt" style:font-size-complex="20pt"/>
    </style:style>
    <style:style style:name="P120" style:family="paragraph" style:parent-style-name="Standard" style:list-style-name="L59">
      <style:text-properties fo:font-size="20pt" style:font-size-asian="20pt" style:font-size-complex="20pt"/>
    </style:style>
    <style:style style:name="P121" style:family="paragraph" style:parent-style-name="Standard" style:list-style-name="L61">
      <style:text-properties fo:font-size="20pt" style:font-size-asian="20pt" style:font-size-complex="20pt"/>
    </style:style>
    <style:style style:name="P122" style:family="paragraph" style:parent-style-name="Standard" style:list-style-name="L62">
      <style:text-properties fo:font-size="20pt" style:font-size-asian="20pt" style:font-size-complex="20pt"/>
    </style:style>
    <style:style style:name="P123" style:family="paragraph" style:parent-style-name="Standard" style:list-style-name="L66">
      <style:text-properties fo:font-size="20pt" style:font-size-asian="20pt" style:font-size-complex="20pt"/>
    </style:style>
    <style:style style:name="P124" style:family="paragraph" style:parent-style-name="Standard" style:list-style-name="L68">
      <style:text-properties fo:font-size="20pt" style:font-size-asian="20pt" style:font-size-complex="20pt"/>
    </style:style>
    <style:style style:name="P125" style:family="paragraph" style:parent-style-name="Standard" style:list-style-name="L69">
      <style:text-properties fo:font-size="20pt" style:font-size-asian="20pt" style:font-size-complex="20pt"/>
    </style:style>
    <style:style style:name="P126" style:family="paragraph" style:parent-style-name="Standard" style:list-style-name="L70">
      <style:text-properties fo:font-size="20pt" style:font-size-asian="20pt" style:font-size-complex="20pt"/>
    </style:style>
    <style:style style:name="P127" style:family="paragraph" style:parent-style-name="Standard" style:list-style-name="L71">
      <style:text-properties fo:font-size="20pt" style:font-size-asian="20pt" style:font-size-complex="20pt"/>
    </style:style>
    <style:style style:name="P128" style:family="paragraph" style:parent-style-name="Standard" style:list-style-name="L76">
      <style:text-properties fo:font-size="20pt" style:font-size-asian="20pt" style:font-size-complex="20pt"/>
    </style:style>
    <style:style style:name="P129" style:family="paragraph" style:parent-style-name="Standard" style:list-style-name="L75">
      <style:text-properties fo:font-size="20pt" style:font-size-asian="20pt" style:font-size-complex="20pt"/>
    </style:style>
    <style:style style:name="P130" style:family="paragraph" style:parent-style-name="Standard" style:list-style-name="L77">
      <style:text-properties fo:font-size="20pt" style:font-size-asian="20pt" style:font-size-complex="20pt"/>
    </style:style>
    <style:style style:name="P131" style:family="paragraph" style:parent-style-name="Standard" style:list-style-name="L78">
      <style:text-properties fo:font-size="20pt" style:font-size-asian="20pt" style:font-size-complex="20pt"/>
    </style:style>
    <style:style style:name="P132" style:family="paragraph" style:parent-style-name="Standard" style:list-style-name="L82">
      <style:text-properties fo:font-size="20pt" style:font-size-asian="20pt" style:font-size-complex="20pt"/>
    </style:style>
    <style:style style:name="P133" style:family="paragraph" style:parent-style-name="Standard" style:list-style-name="L86">
      <style:text-properties fo:font-size="20pt" style:font-size-asian="20pt" style:font-size-complex="20pt"/>
    </style:style>
    <style:style style:name="P134" style:family="paragraph" style:parent-style-name="Standard" style:list-style-name="L92">
      <style:text-properties fo:font-size="20pt" style:font-size-asian="20pt" style:font-size-complex="20pt"/>
    </style:style>
    <style:style style:name="P135" style:family="paragraph" style:parent-style-name="Standard">
      <style:text-properties fo:font-size="20pt" style:font-size-asian="20pt" style:language-asian="ja" style:country-asian="JP" style:font-size-complex="20pt"/>
    </style:style>
    <style:style style:name="P136" style:family="paragraph" style:parent-style-name="Standard">
      <style:text-properties fo:font-size="24pt" style:font-size-asian="24pt" style:font-size-complex="24pt"/>
    </style:style>
    <style:style style:name="P137" style:family="paragraph" style:parent-style-name="Standard" style:list-style-name="L7">
      <style:text-properties fo:font-size="24pt" style:font-size-asian="24pt" style:font-size-complex="24pt"/>
    </style:style>
    <style:style style:name="P138" style:family="paragraph" style:parent-style-name="Standard" style:list-style-name="L10">
      <style:text-properties fo:font-size="24pt" style:font-size-asian="24pt" style:font-size-complex="24pt"/>
    </style:style>
    <style:style style:name="P139" style:family="paragraph" style:parent-style-name="Standard" style:list-style-name="L19">
      <style:text-properties fo:font-size="24pt" style:font-size-asian="24pt" style:font-size-complex="24pt"/>
    </style:style>
    <style:style style:name="P140" style:family="paragraph" style:parent-style-name="Standard" style:list-style-name="L22">
      <style:text-properties fo:font-size="24pt" style:font-size-asian="24pt" style:font-size-complex="24pt"/>
    </style:style>
    <style:style style:name="P141" style:family="paragraph" style:parent-style-name="Standard" style:list-style-name="L27">
      <style:text-properties fo:font-size="24pt" style:font-size-asian="24pt" style:font-size-complex="24pt"/>
    </style:style>
    <style:style style:name="P142" style:family="paragraph" style:parent-style-name="Standard" style:list-style-name="L30">
      <style:text-properties fo:font-size="24pt" style:font-size-asian="24pt" style:font-size-complex="24pt"/>
    </style:style>
    <style:style style:name="P143" style:family="paragraph" style:parent-style-name="Standard" style:list-style-name="L34">
      <style:text-properties fo:font-size="24pt" style:font-size-asian="24pt" style:font-size-complex="24pt"/>
    </style:style>
    <style:style style:name="P144" style:family="paragraph" style:parent-style-name="Standard" style:list-style-name="L37">
      <style:text-properties fo:font-size="24pt" style:font-size-asian="24pt" style:font-size-complex="24pt"/>
    </style:style>
    <style:style style:name="P145" style:family="paragraph" style:parent-style-name="Standard" style:list-style-name="L40">
      <style:text-properties fo:font-size="24pt" style:font-size-asian="24pt" style:font-size-complex="24pt"/>
    </style:style>
    <style:style style:name="P146" style:family="paragraph" style:parent-style-name="Standard" style:list-style-name="L42">
      <style:text-properties fo:font-size="24pt" style:font-size-asian="24pt" style:font-size-complex="24pt"/>
    </style:style>
    <style:style style:name="P147" style:family="paragraph" style:parent-style-name="Standard" style:list-style-name="L52">
      <style:text-properties fo:font-size="24pt" style:font-size-asian="24pt" style:font-size-complex="24pt"/>
    </style:style>
    <style:style style:name="P148" style:family="paragraph" style:parent-style-name="Standard" style:list-style-name="L58">
      <style:text-properties fo:font-size="24pt" style:font-size-asian="24pt" style:font-size-complex="24pt"/>
    </style:style>
    <style:style style:name="P149" style:family="paragraph" style:parent-style-name="Standard" style:list-style-name="L65">
      <style:text-properties fo:font-size="24pt" style:font-size-asian="24pt" style:font-size-complex="24pt"/>
    </style:style>
    <style:style style:name="P150" style:family="paragraph" style:parent-style-name="Standard" style:list-style-name="L74">
      <style:text-properties fo:font-size="24pt" style:font-size-asian="24pt" style:font-size-complex="24pt"/>
    </style:style>
    <style:style style:name="P151" style:family="paragraph" style:parent-style-name="Standard" style:list-style-name="L81">
      <style:text-properties fo:font-size="24pt" style:font-size-asian="24pt" style:font-size-complex="24pt"/>
    </style:style>
    <style:style style:name="P152" style:family="paragraph" style:parent-style-name="Standard" style:list-style-name="L85">
      <style:text-properties fo:font-size="24pt" style:font-size-asian="24pt" style:font-size-complex="24pt"/>
    </style:style>
    <style:style style:name="P153" style:family="paragraph" style:parent-style-name="Standard" style:list-style-name="L89">
      <style:text-properties fo:font-size="24pt" style:font-size-asian="24pt" style:font-size-complex="24pt"/>
    </style:style>
    <style:style style:name="P154" style:family="paragraph" style:parent-style-name="Standard" style:list-style-name="L90">
      <style:text-properties fo:font-size="24pt" style:font-size-asian="24pt" style:font-size-complex="24pt"/>
    </style:style>
    <style:style style:name="P155" style:family="paragraph" style:parent-style-name="Standard" style:list-style-name="L95">
      <style:text-properties fo:font-size="24pt" style:font-size-asian="24pt" style:font-size-complex="24pt"/>
    </style:style>
    <style:style style:name="P156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57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58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59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60" style:family="paragraph" style:parent-style-name="Standard" style:list-style-name="L16">
      <style:text-properties fo:color="#801900" fo:font-size="24pt" style:font-size-asian="24pt" style:font-size-complex="24pt"/>
    </style:style>
    <style:style style:name="P161" style:family="paragraph" style:parent-style-name="Standard" style:list-style-name="L44"/>
    <style:style style:name="P162" style:family="paragraph" style:parent-style-name="Standard" style:list-style-name="L45"/>
    <style:style style:name="P163" style:family="paragraph" style:parent-style-name="Standard" style:list-style-name="L46"/>
    <style:style style:name="P164" style:family="paragraph" style:parent-style-name="Standard" style:list-style-name="L56"/>
    <style:style style:name="P165" style:family="paragraph" style:parent-style-name="Standard" style:list-style-name="L57"/>
    <style:style style:name="P166" style:family="paragraph" style:parent-style-name="Standard" style:list-style-name="L63"/>
    <style:style style:name="P167" style:family="paragraph" style:parent-style-name="Standard" style:list-style-name="L64"/>
    <style:style style:name="P168" style:family="paragraph" style:parent-style-name="Standard" style:list-style-name="L72"/>
    <style:style style:name="P169" style:family="paragraph" style:parent-style-name="Standard" style:list-style-name="L73"/>
    <style:style style:name="P170" style:family="paragraph" style:parent-style-name="Standard" style:list-style-name="L76"/>
    <style:style style:name="P171" style:family="paragraph" style:parent-style-name="Standard" style:list-style-name="L79"/>
    <style:style style:name="P172" style:family="paragraph" style:parent-style-name="Standard" style:list-style-name="L80"/>
    <style:style style:name="P173" style:family="paragraph" style:parent-style-name="Standard" style:list-style-name="L83"/>
    <style:style style:name="P174" style:family="paragraph" style:parent-style-name="Standard" style:list-style-name="L84"/>
    <style:style style:name="P175" style:family="paragraph" style:parent-style-name="Standard" style:list-style-name="L87"/>
    <style:style style:name="P176" style:family="paragraph" style:parent-style-name="Standard" style:list-style-name="L88"/>
    <style:style style:name="P177" style:family="paragraph" style:parent-style-name="Standard" style:list-style-name="L91"/>
    <style:style style:name="P178" style:family="paragraph" style:parent-style-name="Standard">
      <style:text-properties fo:color="#3333ff" fo:font-size="24pt" style:font-size-asian="24pt" style:font-size-complex="24pt"/>
    </style:style>
    <style:style style:name="P179" style:family="paragraph" style:parent-style-name="Standard" style:list-style-name="L93"/>
    <style:style style:name="P180" style:family="paragraph" style:parent-style-name="Standard" style:list-style-name="L94"/>
    <style:style style:name="P181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82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83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8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85" style:family="paragraph" style:parent-style-name="Table_20_Contents">
      <style:text-properties fo:font-size="20pt" style:font-size-asian="20pt" style:font-size-complex="20pt"/>
    </style:style>
    <style:style style:name="P186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style:font-name-complex="times new roman" style:font-size-complex="24pt" style:font-style-complex="normal" style:font-weight-complex="normal"/>
    </style:style>
    <style:style style:name="T24" style:family="text">
      <style:text-properties style:font-name-complex="times new roman" style:font-size-complex="14pt" style:font-style-complex="normal" style:font-weight-complex="normal"/>
    </style:style>
    <style:style style:name="T25" style:family="text">
      <style:text-properties style:font-name="times new roman" fo:font-size="12pt" fo:font-style="normal" fo:font-weight="normal"/>
    </style:style>
    <style:style style:name="T26" style:family="text">
      <style:text-properties style:font-name="times new roman" fo:font-size="14pt" fo:font-style="normal" fo:font-weight="normal"/>
    </style:style>
    <style:style style:name="T27" style:family="text">
      <style:text-properties style:font-name-asian="times new roman" style:font-size-asian="14pt" style:font-style-asian="normal" style:font-weight-asian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0pt" style:language-asian="ja" style:country-asian="JP" style:font-size-complex="20pt"/>
    </style:style>
    <style:style style:name="T30" style:family="text">
      <style:text-properties style:language-asian="ja" style:country-asian="JP"/>
    </style:style>
    <style:style style:name="T31" style:family="text">
      <style:text-properties fo:color="#ff3333" fo:background-color="#ffff00"/>
    </style:style>
    <style:style style:name="T32" style:family="text">
      <style:text-properties fo:color="#3333ff" fo:background-color="transparent"/>
    </style:style>
    <style:style style:name="T33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5">myself/ diary / XXXX</text:p>
      <text:list xml:id="list7877716853868644086" text:style-name="L1">
        <text:list-item>
          <text:p text:style-name="P32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1270247861610092104" text:style-name="L2">
        <text:list-item>
          <text:p text:style-name="P76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7611758" text:continue-numbering="true" text:style-name="L2">
        <text:list-item>
          <text:p text:style-name="P39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1"/>
          </table:table-cell>
          <table:table-cell table:style-name="表3.B1" office:value-type="string">
            <text:list xml:id="list6990292579775264931" text:style-name="L3">
              <text:list-item>
                <text:p text:style-name="P77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77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7607476" text:continue-list="list37611758" text:style-name="L2">
        <text:list-item>
          <text:p text:style-name="P76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0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7"/>
      <text:p text:style-name="P5">20210209_092018=================</text:p>
      <text:p text:style-name="P25">myself/ diary /20210209_092018</text:p>
      <text:list xml:id="list6027674428741752744" text:style-name="L4">
        <text:list-item>
          <text:p text:style-name="P55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89758488105498100" text:style-name="L5">
        <text:list-item>
          <text:p text:style-name="P78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7596203" text:continue-numbering="true" text:style-name="L5">
        <text:list-item>
          <text:p text:style-name="P40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1"/>
          </table:table-cell>
          <table:table-cell table:style-name="表7.B1" office:value-type="string">
            <text:list xml:id="list1391853764561127112" text:style-name="L6">
              <text:list-item>
                <text:p text:style-name="P79">klarnet : zagrałem. ćwiczenia, nie. zagrałem sekwencję. kilka sekwencji. sekwencje z kilkom nutami.</text:p>
              </text:list-item>
              <text:list-item>
                <text:p text:style-name="P79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79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21"/>
          </table:table-cell>
          <table:table-cell table:style-name="表7.B2" office:value-type="string">
            <text:p text:style-name="P11">i played a few sequences. sequences with a few notes.</text:p>
          </table:table-cell>
        </table:table-row>
      </table:table>
      <text:list xml:id="list37605597" text:continue-list="list37596203" text:style-name="L5">
        <text:list-item>
          <text:p text:style-name="P78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0">1</text:p>
          </table:table-cell>
          <table:table-cell table:style-name="表13.B1" office:value-type="string">
            <text:p text:style-name="P14">أستخدم الملح عندما أغسل شعري.أستخدم م </text:p>
            <text:p text:style-name="P12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20"/>
          </table:table-cell>
          <table:table-cell table:style-name="表13.B2" office:value-type="string">
            <text:p text:style-name="P1"/>
          </table:table-cell>
        </table:table-row>
      </table:table>
      <text:list xml:id="list7708802927221504806" text:style-name="L7">
        <text:list-item>
          <text:p text:style-name="P137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20">1</text:p>
          </table:table-cell>
          <table:table-cell table:style-name="表14.B1" office:value-type="string">
            <text:p text:style-name="P14">من شروع به خواندن یک کتاب کردم</text:p>
            <text:p text:style-name="P12">man[나는 / shuruw'a[처음 / be[in,on / xoondam[read;읽다=itta / yeek[one / ketaab / kjardam[do</text:p>
            <text:p text:style-name="P12">i started reading a book.</text:p>
          </table:table-cell>
        </table:table-row>
        <table:table-row>
          <table:table-cell table:style-name="表14.A2" office:value-type="float" office:value="2">
            <text:p text:style-name="P22">2</text:p>
          </table:table-cell>
          <table:table-cell table:style-name="表14.B2" office:value-type="string">
            <text:p text:style-name="P15">من صبحانه نمی خورم</text:p>
            <text:p text:style-name="P13">man / sopxaane[아침밥 / nemiy[아니 / chuwram[나는-먹는다</text:p>
            <text:p text:style-name="P13">i do not eat breakfast. \\\ Nie jem śniadania \\\ 나는 아침을 먹지 않는다</text:p>
            <text:p text:style-name="P13"/>
          </table:table-cell>
        </table:table-row>
      </table:table>
      <text:list xml:id="list37596983" text:continue-numbering="true" text:style-name="L7">
        <text:list-item>
          <text:p text:style-name="P158"/>
        </text:list-item>
      </text:list>
      <text:p text:style-name="P1">//20210209_102130</text:p>
      <text:p text:style-name="P1"/>
      <text:p text:style-name="P27"><text:soft-page-break/></text:p>
      <text:p text:style-name="P5">XXX=================</text:p>
      <text:p text:style-name="P26">myself/ diary / 20210211_124408</text:p>
      <text:list xml:id="list8044761205087069926" text:style-name="L8">
        <text:list-item>
          <text:p text:style-name="P56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1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21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7610575" text:continue-numbering="true" text:style-name="L8">
        <text:list-item>
          <text:p text:style-name="P80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7614668" text:continue-numbering="true" text:style-name="L8">
        <text:list-item>
          <text:p text:style-name="P41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/>
          </table:table-cell>
          <table:table-cell table:style-name="表18.B1" office:value-type="string">
            <text:list xml:id="list8646907927871009345" text:style-name="L9">
              <text:list-item>
                <text:p text:style-name="P81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2635579876133067469" text:style-name="L10">
        <text:list-item>
          <text:p text:style-name="P8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20"/>
          </table:table-cell>
          <table:table-cell table:style-name="表19.B1" office:value-type="string">
            <text:p text:style-name="P16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4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7">astachdimu'l'kombiytira / Aindamaa / aqra'u'l'kitaba</text:p>
          </table:table-cell>
        </table:table-row>
      </table:table>
      <text:list xml:id="list37590907" text:continue-numbering="true" text:style-name="L10">
        <text:list-item>
          <text:p text:style-name="P138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20"/>
          </table:table-cell>
          <table:table-cell table:style-name="表20.B1" office:value-type="string">
            <text:p text:style-name="P16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4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7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7"/>
      <text:p text:style-name="P5">XXX=================</text:p>
      <text:p text:style-name="P26">myself/ diary / 20210215_111006</text:p>
      <text:list xml:id="list8590807463729007589" text:style-name="L11">
        <text:list-item>
          <text:p text:style-name="P57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1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21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6060910425235756556" text:style-name="L12">
        <text:list-item>
          <text:p text:style-name="P83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8">/ 그러나, 굳이 먹지 않다. 이윽고 11시가 가까워진다. </text:span><text:soft-page-break/><text:span text:style-name="T28">[Jednak nie odważę[我敢 się zjeść. W końcu zbliża </text:span><text:span text:style-name="T28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21"/>
          </table:table-cell>
          <table:table-cell table:style-name="表22.B2" office:value-type="string">
            <text:p text:style-name="P6"/>
          </table:table-cell>
        </table:table-row>
      </table:table>
      <text:list xml:id="list37605805" text:continue-list="list37614668" text:style-name="L8">
        <text:list-item>
          <text:p text:style-name="P73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8"/>
          </table:table-cell>
          <table:table-cell table:style-name="表23.B1" office:value-type="string">
            <text:list xml:id="list5343143198783711168" text:style-name="L13">
              <text:list-item>
                <text:p text:style-name="P181"/>
              </text:list-item>
            </text:list>
          </table:table-cell>
        </table:table-row>
        <table:table-row>
          <table:table-cell table:style-name="表23.A2" office:value-type="string">
            <text:p text:style-name="P28"/>
          </table:table-cell>
          <table:table-cell table:style-name="表23.B2" office:value-type="string">
            <text:p text:style-name="P30"/>
          </table:table-cell>
        </table:table-row>
      </table:table>
      <text:list xml:id="list4544777966847375693" text:style-name="L14">
        <text:list-item>
          <text:p text:style-name="P18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9"/>
          </table:table-cell>
          <table:table-cell table:style-name="表24.B1" office:value-type="string">
            <text:p text:style-name="P31"/>
          </table:table-cell>
        </table:table-row>
      </table:table>
      <text:list xml:id="list37593167" text:continue-numbering="true" text:style-name="L14">
        <text:list-item>
          <text:p text:style-name="P183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9"/>
          </table:table-cell>
          <table:table-cell table:style-name="表25.B1" office:value-type="string">
            <text:p text:style-name="P31"/>
          </table:table-cell>
        </table:table-row>
      </table:table>
      <text:p text:style-name="P31"/>
      <text:p text:style-name="P1">//20210215_110943</text:p>
      <text:p text:style-name="P1"/>
      <text:p text:style-name="P27"/>
      <text:p text:style-name="P5">XXX=================</text:p>
      <text:p text:style-name="P26">myself/ diary / 20210216_111845</text:p>
      <text:list xml:id="list37602179" text:continue-list="list37605805" text:style-name="L8">
        <text:list-item>
          <text:p text:style-name="P56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7607561" text:continue-numbering="true" text:style-name="L8">
        <text:list-item>
          <text:p text:style-name="P80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/>
          </table:table-cell>
          <table:table-cell table:style-name="表27.B1" office:value-type="string">
            <text:p text:style-name="Standard"><text:span text:style-name="T28">지금 읽고 있는 책. / 제목은 “</text:span><text:span text:style-name="T29">折りたく柴の記</text:span><text:span text:style-name="T28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7607875" text:continue-numbering="true" text:style-name="L8">
        <text:list-item>
          <text:p text:style-name="P41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/>
          </table:table-cell>
          <table:table-cell table:style-name="表28.B1" office:value-type="string">
            <text:list xml:id="list363667682351265543" text:style-name="L15">
              <text:list-item>
                <text:p text:style-name="P84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3130767480914659005" text:style-name="L16">
        <text:list-item>
          <text:p text:style-name="P8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20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7593251" text:continue-numbering="true" text:style-name="L16">
        <text:list-item>
          <text:p text:style-name="P160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3"/>
          </table:table-cell>
          <table:table-cell table:style-name="表30.B1" office:value-type="string">
            <text:p text:style-name="P18"/>
          </table:table-cell>
        </table:table-row>
      </table:table>
      <text:p text:style-name="P18"/>
      <text:p text:style-name="P1">//20210216_114656</text:p>
      <text:p text:style-name="P1"/>
      <text:p text:style-name="P27"/>
      <text:p text:style-name="P5">XXX=================</text:p>
      <text:p text:style-name="P26"><text:soft-page-break/>myself/ diary / XXXX</text:p>
      <text:list xml:id="list1747691864943964159" text:style-name="L17">
        <text:list-item>
          <text:p text:style-name="P58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1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7587479" text:continue-numbering="true" text:style-name="L17">
        <text:list-item>
          <text:p text:style-name="P86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1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21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7616261" text:continue-numbering="true" text:style-name="L17">
        <text:list-item>
          <text:p text:style-name="P42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1"/>
          </table:table-cell>
          <table:table-cell table:style-name="表33.B1" office:value-type="string">
            <text:list xml:id="list3173011694408353918" text:style-name="L18">
              <text:list-item>
                <text:p text:style-name="P87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87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87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6341234087974166847" text:style-name="L19">
        <text:list-item>
          <text:p text:style-name="P88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20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7596687" text:continue-numbering="true" text:style-name="L19">
        <text:list-item>
          <text:p text:style-name="P139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0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7"/>
      <text:p text:style-name="P5">XXX=================</text:p>
      <text:p text:style-name="P26">myself/ diary / XXXX</text:p>
      <text:list xml:id="list4036611193256054363" text:style-name="L20">
        <text:list-item>
          <text:p text:style-name="P59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21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21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7593954" text:continue-numbering="true" text:style-name="L20">
        <text:list-item>
          <text:p text:style-name="P89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1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7615689" text:continue-numbering="true" text:style-name="L20">
        <text:list-item>
          <text:p text:style-name="P43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1"/>
          </table:table-cell>
          <table:table-cell table:style-name="表38.B1" office:value-type="string">
            <text:list xml:id="list2421237478837482570" text:style-name="L21">
              <text:list-item>
                <text:p text:style-name="P90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21"/>
          </table:table-cell>
          <table:table-cell table:style-name="表38.B2" office:value-type="string">
            <text:p text:style-name="P6"/>
          </table:table-cell>
        </table:table-row>
      </table:table>
      <text:list xml:id="list5843688181144534526" text:style-name="L22">
        <text:list-item>
          <text:p text:style-name="P9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0">atan~uchraa[한번 더</text:span>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7612785" text:continue-numbering="true" text:style-name="L22">
        <text:list-item>
          <text:p text:style-name="P140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20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6">it was Wed<text:span text:style-name="T30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7"/>
      <text:p text:style-name="P5">XXX=================</text:p>
      <text:p text:style-name="P26">myself/ diary / XXXX</text:p>
      <text:list xml:id="list4018009157967392168" text:style-name="L23">
        <text:list-item>
          <text:p text:style-name="P60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1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7601041" text:continue-numbering="true" text:style-name="L23">
        <text:list-item>
          <text:p text:style-name="P92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1"/>
          </table:table-cell>
          <table:table-cell table:style-name="表42.B1" office:value-type="string">
            <text:list xml:id="list3152860774447495664" text:style-name="L24">
              <text:list-item>
                <text:p text:style-name="P93">화장실에서 <text:s/>오줌[mocz을 할 때, 때때로 소변이 변기[miska ustępowa 밖으로 나가 버린다.</text:p>
              </text:list-item>
              <text:list-item>
                <text:p text:style-name="P93">그런 때[W tym czasie, 먼저 화장지[ręcznik papierowy toaleta로 닦아 낸다[Ścierać.</text:p>
              </text:list-item>
              <text:list-item>
                <text:p text:style-name="P93">그 후, 스프레이로 당한 장소으로 소독액을 <text:s/>살포한다.</text:p>
              </text:list-item>
              <text:list-item>
                <text:p text:style-name="P93">그리고, 다시 그 장소를 닦아낸다.</text:p>
              </text:list-item>
            </text:list>
          </table:table-cell>
        </table:table-row>
      </table:table>
      <text:list xml:id="list308354356735403008" text:style-name="L25">
        <text:list-item>
          <text:p text:style-name="P44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1"/>
          </table:table-cell>
          <table:table-cell table:style-name="表43.B1" office:value-type="string">
            <text:list xml:id="list8170125988631816713" text:style-name="L26">
              <text:list-item>
                <text:p text:style-name="P94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94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94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673156134125729997" text:style-name="L27">
        <text:list-item>
          <text:p text:style-name="P9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0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6">mar<text:span text:style-name="T30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7607895" text:continue-numbering="true" text:style-name="L27">
        <text:list-item>
          <text:p text:style-name="P141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0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6">it was Thu<text:span text:style-name="T30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8">20210219_100936</text:span></text:p>
      <text:p text:style-name="P1"/>
      <text:p text:style-name="P27"/>
      <text:p text:style-name="P5">XXX=================</text:p>
      <text:p text:style-name="P26"><text:soft-page-break/>myself/ diary / 20210221_142954</text:p>
      <text:list xml:id="list3613990661449975212" text:style-name="L28">
        <text:list-item>
          <text:p text:style-name="P61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1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21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7597649" text:continue-numbering="true" text:style-name="L28">
        <text:list-item>
          <text:p text:style-name="P96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1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7608960" text:continue-numbering="true" text:style-name="L28">
        <text:list-item>
          <text:p text:style-name="P45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1"/>
          </table:table-cell>
          <table:table-cell table:style-name="表48.B1" office:value-type="string">
            <text:list xml:id="list3145212715053371696" text:style-name="L29">
              <text:list-item>
                <text:p text:style-name="P97">wczoraj. shaku : znowu spisanie o związecie między pozycjonowaniem i wysokością dźwięku przez te pozycjonowaniem.</text:p>
              </text:list-item>
              <text:list-item>
                <text:p text:style-name="P97">odkrycie z dnia : tak zwana "yuri", to ma trzy pozycje. / pierwsza pozycja : ćwierć / druga : półnuta / trzecia : jeden i pól</text:p>
              </text:list-item>
              <text:list-item>
                <text:p text:style-name="P97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757520652452467728" text:style-name="L30">
        <text:list-item>
          <text:p text:style-name="P9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6">it was Sat<text:span text:style-name="T30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7615186" text:continue-numbering="true" text:style-name="L30">
        <text:list-item>
          <text:p text:style-name="P142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20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7"/>
      <text:p text:style-name="P5">XXX=================</text:p>
      <text:p text:style-name="P26">myself/ diary / 20210222_151128</text:p>
      <text:list xml:id="list1717968732282325720" text:style-name="L31">
        <text:list-item>
          <text:p text:style-name="P62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1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7612348" text:continue-numbering="true" text:style-name="L31">
        <text:list-item>
          <text:p text:style-name="P99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1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1116682786687122454" text:style-name="L32">
        <text:list-item>
          <text:p text:style-name="P46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1"/>
          </table:table-cell>
          <table:table-cell table:style-name="表53.B1" office:value-type="string">
            <text:list xml:id="list2548265335344107622" text:style-name="L33">
              <text:list-item>
                <text:p text:style-name="P100">shaku : shaku : znowu, kontynuowałem spisać tabelą korespondencji między pozycjonowaniem i wysokością dźwięku.</text:p>
              </text:list-item>
              <text:list-item>
                <text:p text:style-name="P100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7481691002112657751" text:style-name="L34">
        <text:list-item>
          <text:p text:style-name="P10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20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20"/>
          </table:table-cell>
          <table:table-cell table:style-name="表54.B2" office:value-type="string">
            <text:p text:style-name="P6">it was Sun<text:span text:style-name="T30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20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20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20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20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7606797" text:continue-numbering="true" text:style-name="L34">
        <text:list-item>
          <text:p text:style-name="P143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7"/>
      <text:p text:style-name="P5"><text:soft-page-break/>XXX=================</text:p>
      <text:p text:style-name="P26">myself/ diary / 20210223_112347</text:p>
      <text:list xml:id="list2008881812978749203" text:style-name="L35">
        <text:list-item>
          <text:p text:style-name="P63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1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21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7614440" text:continue-numbering="true" text:style-name="L35">
        <text:list-item>
          <text:p text:style-name="P102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1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7591982" text:continue-numbering="true" text:style-name="L35">
        <text:list-item>
          <text:p text:style-name="P47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1"/>
          </table:table-cell>
          <table:table-cell table:style-name="表58.B1" office:value-type="string">
            <text:list xml:id="list5461875790470508486" text:style-name="L36">
              <text:list-item>
                <text:p text:style-name="P103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21"/>
          </table:table-cell>
          <table:table-cell table:style-name="表58.B2" office:value-type="string">
            <text:p text:style-name="P6"/>
          </table:table-cell>
        </table:table-row>
      </table:table>
      <text:list xml:id="list7422878521733094529" text:style-name="L37">
        <text:list-item>
          <text:p text:style-name="P10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20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7590215" text:continue-numbering="true" text:style-name="L37">
        <text:list-item>
          <text:p text:style-name="P144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0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7"/>
      <text:p text:style-name="P5">XXX=================</text:p>
      <text:p text:style-name="P26">myself/ diary / 20210224_101437</text:p>
      <text:list xml:id="list5998029766977962332" text:style-name="L38">
        <text:list-item>
          <text:p text:style-name="P64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1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7596528" text:continue-numbering="true" text:style-name="L38">
        <text:list-item>
          <text:p text:style-name="P105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1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7587607" text:continue-numbering="true" text:style-name="L38">
        <text:list-item>
          <text:p text:style-name="P48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21"/>
          </table:table-cell>
          <table:table-cell table:style-name="表63.B1" office:value-type="string">
            <text:list xml:id="list4302355272642680116" text:style-name="L39">
              <text:list-item>
                <text:p text:style-name="P106">shaku : jak dla podstawowych praktyk dmuchania, takie same jak poprzednio.</text:p>
              </text:list-item>
              <text:list-item>
                <text:p text:style-name="P106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8438999617744809769" text:style-name="L40">
        <text:list-item>
          <text:p text:style-name="P10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0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6">it was Tue<text:span text:style-name="T30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7594355" text:continue-numbering="true" text:style-name="L40">
        <text:list-item>
          <text:p text:style-name="P145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7"/>
      <text:p text:style-name="P5">XXX=================</text:p>
      <text:p text:style-name="P26">myself/ diary / 20210226_142505</text:p>
      <text:list xml:id="list37587684" text:continue-list="list37607875" text:style-name="L8">
        <text:list-item>
          <text:p text:style-name="P56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1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7591745" text:continue-numbering="true" text:style-name="L8">
        <text:list-item>
          <text:p text:style-name="P80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1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7602319" text:continue-numbering="true" text:style-name="L8">
        <text:list-item>
          <text:p text:style-name="P41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1"/>
          </table:table-cell>
          <table:table-cell table:style-name="表68.B1" office:value-type="string">
            <text:list xml:id="list2512552278082532142" text:style-name="L41">
              <text:list-item>
                <text:p text:style-name="P108">zagrałem melodię, którą spisałem w poprzedniej sesji.</text:p>
              </text:list-item>
              <text:list-item>
                <text:p text:style-name="P108">sfilmowałem siebie podczas poprzedniej sesji, grając tę melodię.</text:p>
              </text:list-item>
            </text:list>
          </table:table-cell>
        </table:table-row>
      </table:table>
      <text:list xml:id="list9045855985870112538" text:style-name="L42">
        <text:list-item>
          <text:p text:style-name="P109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0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6">it was Thu<text:span text:style-name="T30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7594024" text:continue-numbering="true" text:style-name="L42">
        <text:list-item>
          <text:p text:style-name="P146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20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7"/>
      <text:p text:style-name="P5">XXX=================</text:p>
      <text:p text:style-name="P26">myself/ diary / 20210228_135252</text:p>
      <text:list xml:id="list7362875244542817714" text:style-name="L43">
        <text:list-item>
          <text:p text:style-name="P65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1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21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7617600" text:continue-numbering="true" text:style-name="L43">
        <text:list-item>
          <text:p text:style-name="P110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1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7589637" text:continue-numbering="true" text:style-name="L43">
        <text:list-item>
          <text:p text:style-name="P49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1"/>
          </table:table-cell>
          <table:table-cell table:style-name="表73.B1" office:value-type="string">
            <text:list xml:id="list8074807897656059681" text:style-name="L44">
              <text:list-item>
                <text:p text:style-name="P111">wczoraj, nie zagrałem. nie miałem czasu na go.</text:p>
              </text:list-item>
              <text:list-item>
                <text:p text:style-name="P161"><text:soft-page-break/><text:span text:style-name="T28">moja talia[허리 jest teraz taka bolesna[</text:span><text:span text:style-name="T5">아파요</text:span> <text:span text:style-name="T28">.</text:span></text:p>
              </text:list-item>
              <text:list-item>
                <text:p text:style-name="P111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21"/>
          </table:table-cell>
          <table:table-cell table:style-name="表73.B2" office:value-type="string">
            <text:p text:style-name="P6"/>
          </table:table-cell>
        </table:table-row>
      </table:table>
      <text:list xml:id="list3134374529011456937" text:style-name="L45">
        <text:list-item>
          <text:p text:style-name="P16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6">it was sat<text:span text:style-name="T30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6468572450055874703" text:style-name="L46">
        <text:list-item>
          <text:p text:style-name="P163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0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176483007134611248" text:style-name="L47">
        <text:list-item>
          <text:p text:style-name="P159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20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7"/>
      <text:p text:style-name="P5">XXX=================</text:p>
      <text:p text:style-name="P26">myself/ diary / XXXX</text:p>
      <text:list xml:id="list2638105755179100278" text:style-name="L48">
        <text:list-item>
          <text:p text:style-name="P66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1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7"/>
      <text:p text:style-name="P5">XXX=================</text:p>
      <text:p text:style-name="P26">myself/ diary / 20210302_124745</text:p>
      <text:list xml:id="list6275175425721245247" text:style-name="L49">
        <text:list-item>
          <text:p text:style-name="P67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1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7608972" text:continue-numbering="true" text:style-name="L49">
        <text:list-item>
          <text:p text:style-name="P112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1"/>
          </table:table-cell>
          <table:table-cell table:style-name="表80.B1" office:value-type="string">
            <text:list xml:id="list8198402849378482466" text:style-name="L50">
              <text:list-item>
                <text:p text:style-name="P113">매일 하고 있는 것 : 거의 매일 음료를 만들고 있다. / 보리차와 홍차이다.</text:p>
              </text:list-item>
              <text:list-item>
                <text:p text:style-name="P113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7602611" text:continue-list="list37608972" text:style-name="L49">
        <text:list-item>
          <text:p text:style-name="P50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1"/>
          </table:table-cell>
          <table:table-cell table:style-name="表81.B1" office:value-type="string">
            <text:list xml:id="list6144017213552860173" text:style-name="L51">
              <text:list-item>
                <text:p text:style-name="P114">wczoraj. shaku. / czas, który wykorzystałem na zagranie, to około godziny i dwudziestu minut.</text:p>
              </text:list-item>
              <text:list-item>
                <text:p text:style-name="P114">nowa rzecz : skomponowałem melodię, używając skali japońskiej. </text:p>
              </text:list-item>
              <text:list-item>
                <text:p text:style-name="P114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21"/>
          </table:table-cell>
          <table:table-cell table:style-name="表81.B2" office:value-type="string">
            <text:p text:style-name="P6"/>
          </table:table-cell>
        </table:table-row>
      </table:table>
      <text:list xml:id="list5397922560624751206" text:style-name="L52">
        <text:list-item>
          <text:p text:style-name="P11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0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6">it was Mon<text:span text:style-name="T30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7614350" text:continue-numbering="true" text:style-name="L52">
        <text:list-item>
          <text:p text:style-name="P147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7600830" text:continue-numbering="true" text:style-name="L52">
        <text:list-item>
          <text:p text:style-name="P147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0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7"/>
      <text:p text:style-name="P5">XXX=================</text:p>
      <text:p text:style-name="P26">myself/ diary / XXXX</text:p>
      <text:list xml:id="list5808664461140330737" text:style-name="L53">
        <text:list-item>
          <text:p text:style-name="P68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1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7593699" text:continue-numbering="true" text:style-name="L53">
        <text:list-item>
          <text:p text:style-name="P116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1"/>
          </table:table-cell>
          <table:table-cell table:style-name="表86.B1" office:value-type="string">
            <text:list xml:id="list7781769801145317159" text:style-name="L54">
              <text:list-item>
                <text:p text:style-name="P117">점심은 격일로 먹는다. 어제는 먹었다. </text:p>
              </text:list-item>
              <text:list-item>
                <text:p text:style-name="P117">과자를 먹는다. / 초콜릿, 건빵, 땅콩[arachid.</text:p>
              </text:list-item>
            </text:list>
          </table:table-cell>
        </table:table-row>
      </table:table>
      <text:list xml:id="list37591319" text:continue-list="list37593699" text:style-name="L53">
        <text:list-item>
          <text:p text:style-name="P51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1"/>
          </table:table-cell>
          <table:table-cell table:style-name="表87.B1" office:value-type="string">
            <text:list xml:id="list7662378942576526456" text:style-name="L55">
              <text:list-item>
                <text:p text:style-name="P118">shaku : ćwiczenia podstawowe, które robię codziennie.</text:p>
              </text:list-item>
              <text:list-item>
                <text:p text:style-name="P118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416619217288973525" text:style-name="L56">
        <text:list-item>
          <text:p text:style-name="P164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0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6">Tue<text:span text:style-name="T30">sday. sunny.</text:span></text:p>
            <text:p text:style-name="P7">yawm'l'thlathaaI / mushmisun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7">I use a spoon when I eat meals.</text:p>
            <text:p text:style-name="P6">astachdimu / l'milaAAqata / AIndamaa / atanaawalu[take / wadhabaati[meal / l't^aAAmi[food</text:p>
          </table:table-cell>
        </table:table-row>
      </table:table>
      <text:list xml:id="list8651993227642720527" text:style-name="L57">
        <text:list-item>
          <text:p text:style-name="P165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0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4333803304046541599" text:style-name="L58">
        <text:list-item>
          <text:p text:style-name="P148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0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7"/>
      <text:p text:style-name="P5">XXX=================</text:p>
      <text:p text:style-name="P26">myself/ diary / 20210305_150814</text:p>
      <text:list xml:id="list7842425251051532961" text:style-name="L59">
        <text:list-item>
          <text:p text:style-name="P69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1"/>
          </table:table-cell>
          <table:table-cell table:style-name="表91.B1" office:value-type="string">
            <text:list xml:id="list4061164384707895582" text:style-name="L60">
              <text:list-item>
                <text:p text:style-name="P119">두 마리 모두 서 쪽에서. 작은 구역의 북서 모서리에서 나왔다.</text:p>
              </text:list-item>
              <text:list-item>
                <text:p text:style-name="P119">서 쪽에서 공원으로 돌아갈 때, 보도상에 한 사람이 걸어왔었다. / 그래서, 나는 크로글을 보지 않고, 공<text:span text:style-name="T31">워</text:span><text:span text:style-name="T32">원</text:span>의 출입구으로 계속 걸었다. / 그러자, 크로가 옹벽 동남 모서리에서 기침을 시작했다.</text:p>
              </text:list-item>
              <text:list-item>
                <text:p text:style-name="P119">빨리 크로의 옆으로 가서, 양팔로 안아했다.</text:p>
              </text:list-item>
            </text:list>
          </table:table-cell>
        </table:table-row>
      </table:table>
      <text:p text:style-name="P6"/>
      <text:list xml:id="list37596934" text:continue-list="list7842425251051532961" text:style-name="L59">
        <text:list-item>
          <text:p text:style-name="P120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1"/>
          </table:table-cell>
          <table:table-cell table:style-name="表92.B1" office:value-type="string">
            <text:p text:style-name="P6">문구<text:span text:style-name="T30">[Materiały biurowe</text:span>에 대해</text:p>
            <text:list xml:id="list2409079308162195725" text:style-name="L61">
              <text:list-item>
                <text:p text:style-name="P121">가위[Nożyce가 한 개 책상[biurko에 있다. / 이 가위를 뭘 위해 사용 할까? / 손 등에 부상[obrażenia을 했을 때, 테이프를 붙인다. / 이 테이프를 자르는 데 사용한다.</text:p>
              </text:list-item>
            </text:list>
          </table:table-cell>
        </table:table-row>
      </table:table>
      <text:list xml:id="list37590224" text:continue-list="list37596934" text:style-name="L59">
        <text:list-item>
          <text:p text:style-name="P52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1"/>
          </table:table-cell>
          <table:table-cell table:style-name="表93.B1" office:value-type="string">
            <text:list xml:id="list2053801200628540085" text:style-name="L62">
              <text:list-item>
                <text:p text:style-name="P122">shaku : ćwiczenia podstawowe. a także, wypróbowałem japońskie wagi.</text:p>
              </text:list-item>
              <text:list-item>
                <text:p text:style-name="P122">boiska są : 1,4,5,6f</text:p>
              </text:list-item>
              <text:list-item>
                <text:p text:style-name="P122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632151873675169984" text:style-name="L63">
        <text:list-item>
          <text:p text:style-name="P16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0"/>
          </table:table-cell>
          <table:table-cell table:style-name="表94.B1" office:value-type="string">
            <text:p text:style-name="P3">يوم الخميس. مشمس.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7">thursday. sunny.</text:p>
            <text:p text:style-name="P7">yaw'al'chamiysi. / mushmisun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3">أكلت العشاء وكذلك الغداء.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7">I ate supper, as well as lunch.</text:p>
            <text:p text:style-name="P7">akalatil'AIshaaU / wa'kadzaalik / al'ghadaaU.</text:p>
          </table:table-cell>
        </table:table-row>
      </table:table>
      <text:list xml:id="list4067455706946035911" text:style-name="L64">
        <text:list-item>
          <text:p text:style-name="P167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/>
          </table:table-cell>
          <table:table-cell table:style-name="表95.B1" office:value-type="string">
            <text:p text:style-name="P2">پنج شنبه. آفتابی.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7">thursday. sunny.</text:p>
            <text:p text:style-name="P7">* / aftaabiy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2">در شب ، باران بسیار کمی می بارد.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7">in the evening, very little rain fall.</text:p>
            <text:p text:style-name="P7">daar[at / shaab[밤 / baaraan[비 / bas'yaar[대단히 / kyaamiy[조금 / miy[쏟아져~1 / baarad</text:p>
          </table:table-cell>
        </table:table-row>
      </table:table>
      <text:p text:style-name="P6"/>
      <text:list xml:id="list3498705463337121718" text:style-name="L65">
        <text:list-item>
          <text:p text:style-name="P149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0"/>
          </table:table-cell>
          <table:table-cell table:style-name="表96.B1" office:value-type="string">
            <text:p text:style-name="P2">у меня плохие зубы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7">I have bad teeth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2">я сти'скиваю зубы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7">I grit my teeth.</text:p>
          </table:table-cell>
        </table:table-row>
      </table:table>
      <text:p text:style-name="P6"><text:soft-page-break/></text:p>
      <text:p text:style-name="P6">//20210305_155738</text:p>
      <text:p text:style-name="P1"/>
      <text:p text:style-name="P27"/>
      <text:p text:style-name="P5">XXX=================</text:p>
      <text:p text:style-name="P26">myself/ diary / 20210306_173818</text:p>
      <text:list xml:id="list37612464" text:continue-list="list37591319" text:style-name="L53">
        <text:list-item>
          <text:p text:style-name="P68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1"/>
          </table:table-cell>
          <table:table-cell table:style-name="表98.B1" office:value-type="string">
            <text:p text:style-name="P6">두 마리. / 비가 좀 와서 있었지만, 모두 옹벽 위에 나오고 있었다.</text:p>
          </table:table-cell>
        </table:table-row>
      </table:table>
      <text:p text:style-name="P6"/>
      <text:list xml:id="list37589403" text:continue-numbering="true" text:style-name="L53">
        <text:list-item>
          <text:p text:style-name="P116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1"/>
          </table:table-cell>
          <table:table-cell table:style-name="表99.B1" office:value-type="string">
            <text:list xml:id="list3376588581901313135" text:style-name="L66">
              <text:list-header>
                <text:p text:style-name="P123">책상 위에 있는 것들</text:p>
              </text:list-header>
              <text:list-item>
                <text:p text:style-name="P123">와이파이 용 장비에 대해. / 상당히 전 부터의 <text:s/>것이지만, 이 장비는 더 이상 사용하지 않다. / 임시, 연결이 끊어지는 현상이 계속했다. / 그래서, <text:s/>사용 자체를 그만 버렸다.</text:p>
              </text:list-item>
              <text:list-item>
                <text:p text:style-name="P123">걱정했던 것은, 스마트 폰의 인터넷 연결이 느려게 될 것이 아닌가하는 점이다. / 결과는, 지금까지는, 차이는 느끼지 않고 있다.</text:p>
              </text:list-item>
            </text:list>
          </table:table-cell>
        </table:table-row>
      </table:table>
      <text:list xml:id="list37590698" text:continue-list="list37589403" text:style-name="L53">
        <text:list-header>
          <text:p text:style-name="P72"/>
        </text:list-header>
      </text:list>
      <text:p text:style-name="P6">//20210306_180234</text:p>
      <text:p text:style-name="P1"/>
      <text:p text:style-name="P27"/>
      <text:p text:style-name="P5">XXX=================</text:p>
      <text:p text:style-name="P26">myself/ diary / 20210307_132958</text:p>
      <text:list xml:id="list8112047403130125908" text:style-name="L67">
        <text:list-item>
          <text:p text:style-name="P70">먹이주기</text:p>
        </text:list-item>
      </text:list>
      <table:table table:name="表100" table:style-name="表100">
        <table:table-column table:style-name="表100.A"/>
        <table:table-column table:style-name="表100.B"/>
        <text:soft-page-break/>
        <table:table-row>
          <table:table-cell table:style-name="表100.A1" office:value-type="string">
            <text:p text:style-name="P21"/>
          </table:table-cell>
          <table:table-cell table:style-name="表100.B1" office:value-type="string">
            <text:list xml:id="list1815284892318529439" text:style-name="L68">
              <text:list-item>
                <text:p text:style-name="P124">두 마리. / 옹벽으로 달리고 있는 도중에 크로가 내려왔다. / 미케도 한 번 두 번 울음소리를 냈지만, 곧 마찬가지로 내려왔다.</text:p>
              </text:list-item>
              <text:list-item>
                <text:p text:style-name="P124">온 미케. 몸을 끌어 안고 있으면, 크로가 옹벽 쪽으로 걷기 시작했다. / 크로에 불렀지만, 돌아가지 않다.</text:p>
              </text:list-item>
            </text:list>
          </table:table-cell>
        </table:table-row>
      </table:table>
      <text:p text:style-name="P6"/>
      <text:list xml:id="list6071166697225042069" text:style-name="L69">
        <text:list-item>
          <text:p text:style-name="P125">신변의 세들로한 것에 대해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1"/>
          </table:table-cell>
          <table:table-cell table:style-name="表101.B1" office:value-type="string">
            <text:p text:style-name="P6">와이파이 장비에 관한 이야기</text:p>
            <text:list xml:id="list1553862376192123343" text:style-name="L70">
              <text:list-item>
                <text:p text:style-name="P126">이 지금은 사용하지 않는 장비. 원래 au회사가 무료로 나눠주고 있었던 제품이다.</text:p>
              </text:list-item>
              <text:list-item>
                <text:p text:style-name="P126">오랫동안 전원 코드를 통해 공중에 매달린 상태<text:span text:style-name="T33">으</text:span>로 사용하고 있었다. / 그래서 일까, 장비 본체의 코드 연결 부분, 또는, 코드 자체에 닿으면, 전원이 다시 들어갈 경우가 종종 있었다.</text:p>
              </text:list-item>
            </text:list>
          </table:table-cell>
        </table:table-row>
      </table:table>
      <text:list xml:id="list37617599" text:continue-list="list6071166697225042069" text:style-name="L69">
        <text:list-item>
          <text:p text:style-name="P53">muzyka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1"/>
          </table:table-cell>
          <table:table-cell table:style-name="表102.B1" office:value-type="string">
            <text:list xml:id="list524211856730654312" text:style-name="L71">
              <text:list-item>
                <text:p text:style-name="P127">shaku : kompozycja. pierwszego, melodia w europejskim brzmieniu. / druga, to melodia z japońskim brzmieniu.</text:p>
              </text:list-item>
            </text:list>
          </table:table-cell>
        </table:table-row>
      </table:table>
      <text:list xml:id="list4284977620349120894" text:style-name="L72">
        <text:list-item>
          <text:p text:style-name="P16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/>
          </table:table-cell>
          <table:table-cell table:style-name="表103.B1" office:value-type="string">
            <text:p text:style-name="P3">كان السبت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6">it was Sat<text:span text:style-name="T30">urday.</text:span></text:p>
            <text:p text:style-name="P7">kaan[To była <text:s/>/ al'saptu[sobota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3">هطول الأمطار لفترة من الوقت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7">rainfall for a while / opady deszczu przez chwilę</text:p>
            <text:p text:style-name="P7">hut^uwl'l'amt^aari / l'fatrata / min'al'waqti</text:p>
          </table:table-cell>
        </table:table-row>
      </table:table>
      <text:list xml:id="list3502370016864366133" text:style-name="L73">
        <text:list-item>
          <text:p text:style-name="P169"><text:span text:style-name="T8">در مورد تحقیق </text:span><text:span text:style-name="T9">### daar[about / moored[case / txqiyq[research</text:span></text:p>
        </text:list-item>
      </text:list>
      <table:table table:name="表104" table:style-name="表104">
        <table:table-column table:style-name="表104.A"/>
        <table:table-column table:style-name="表104.B"/>
        <text:soft-page-break/>
        <table:table-row>
          <table:table-cell table:style-name="表104.A1" office:value-type="string">
            <text:p text:style-name="P20"/>
          </table:table-cell>
          <table:table-cell table:style-name="表104.B1" office:value-type="string">
            <text:p text:style-name="P2">شنبه بود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7">it was saturday.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2">عصر ، وقتی بیرون می روم ، جاده خیس بود.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7">in the evening, when I go outside, the road was wet.</text:p>
            <text:p text:style-name="P7">aasr[eveing / waqtiy[time / biyruwn[outside / mey[i-go~1 / ruwm / dhaade[road / xiys[wet</text:p>
          </table:table-cell>
        </table:table-row>
      </table:table>
      <text:p text:style-name="P6"/>
      <text:list xml:id="list5458539538740599318" text:style-name="L74">
        <text:list-item>
          <text:p text:style-name="P150">вокруг меня</text:p>
        </text:list-item>
      </text:list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0"/>
          </table:table-cell>
          <table:table-cell table:style-name="表105.B1" office:value-type="string">
            <text:p text:style-name="P2">у меня плохие зубы.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7">*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2">почему у меня плохие зубы?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7">why do I have bad teeth?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2">У меня во рту кровяные бо'[ba;бы. Я за'метил, что.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19">口の中に、血豆がある。そのことに、気づいた。</text:p>
          </table:table-cell>
        </table:table-row>
      </table:table>
      <text:p text:style-name="P6"/>
      <text:p text:style-name="P6">//20210307_141834</text:p>
      <text:p text:style-name="P1"/>
      <text:p text:style-name="P27"/>
      <text:p text:style-name="P5">XXX=================</text:p>
      <text:p text:style-name="P26">myself/ diary / 20210308_123650</text:p>
      <text:list xml:id="list7979872898785025549" text:style-name="L75">
        <text:list-item>
          <text:p text:style-name="P71">먹이주기</text:p>
        </text:list-item>
      </text:list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1"/>
          </table:table-cell>
          <table:table-cell table:style-name="表106.B1" office:value-type="string">
            <text:list xml:id="list8560033585458131655" text:style-name="L76">
              <text:list-item>
                <text:p text:style-name="P170"><text:span text:style-name="T28">두 마리. / 옹벽으로 돌아갈 때, 크로는 스스로 보도 쪽으로. 나는 이 때, 크로가 멈춰서서 내가 안고 올리는 </text:span><text:soft-page-break/><text:span text:style-name="T28">것을 기다리는지 예상하고, 몇 미터 쿠로의 뒤를 걸었다.</text:span></text:p>
              </text:list-item>
              <text:list-item>
                <text:p text:style-name="P128">그 후 되돌아 보면, 미케가 항상의 위치에서 앉아 있다. / 내가 안고 올리는 걸 기다리고 있다.</text:p>
              </text:list-item>
            </text:list>
          </table:table-cell>
        </table:table-row>
      </table:table>
      <text:p text:style-name="P6"/>
      <text:list xml:id="list37586352" text:continue-list="list7979872898785025549" text:style-name="L75">
        <text:list-item>
          <text:p text:style-name="P129">신변의 세들로한 것에 대해</text:p>
        </text:list-item>
      </text:list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1"/>
          </table:table-cell>
          <table:table-cell table:style-name="表107.B1" office:value-type="string">
            <text:list xml:id="list1027313391822650473" text:style-name="L77">
              <text:list-item>
                <text:p text:style-name="P130">물을 끓인다. 홍차 등을 만드는 데 사용한다. / 난로에 주전자를 올려 놓고, 불울 붙인 후, 자신의 방에 돌아간다. 비등을 기다린다.</text:p>
              </text:list-item>
              <text:list-item>
                <text:p text:style-name="P130">이 때, 타이머를 설정한다. / 타이머가 울리면, 이제 비등할 시간이 왔던 것이 알 수 있다.</text:p>
              </text:list-item>
              <text:list-item>
                <text:p text:style-name="P130">하지만, 나는 이 타이머를 독서 할 때도 사용한다. 그래서 가끔, 타이머가 울려도, 그냥 시간이 흘러갔다라는 생각뿐, 불을 끄는 걸 잊어 버린다.</text:p>
              </text:list-item>
            </text:list>
          </table:table-cell>
        </table:table-row>
      </table:table>
      <text:list xml:id="list37614226" text:continue-list="list37586352" text:style-name="L75">
        <text:list-item>
          <text:p text:style-name="P54">muzyka i inny</text:p>
        </text:list-item>
      </text:list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1"/>
          </table:table-cell>
          <table:table-cell table:style-name="表108.B1" office:value-type="string">
            <text:list xml:id="list1538847114475701575" text:style-name="L78">
              <text:list-item>
                <text:p text:style-name="P131">shaku : ćwiczyłem wysokie dźwięki. w drugiej oktawie.</text:p>
              </text:list-item>
              <text:list-item>
                <text:p text:style-name="P131">czytam teraz jedną książkę. ta chodzi o samą muzykę. tytuł tej w chińskiej wymowie to "yue-qi"</text:p>
              </text:list-item>
            </text:list>
          </table:table-cell>
        </table:table-row>
      </table:table>
      <text:list xml:id="list3220599507759519309" text:style-name="L79">
        <text:list-item>
          <text:p text:style-name="P171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0"/>
          </table:table-cell>
          <table:table-cell table:style-name="表109.B1" office:value-type="string">
            <text:p text:style-name="P3">كان يوم الاحد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6">it was sun<text:span text:style-name="T30">day.</text:span></text:p>
            <text:p text:style-name="P7">kyaan / yawm'l'axdi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3">ذهبت إلى الحديقة في المساء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7">I went to the park in the evening.</text:p>
            <text:p text:style-name="P7">dzahaptu / iilaa'l'xdiyqati / fiy'l'masaaI</text:p>
          </table:table-cell>
        </table:table-row>
        <text:soft-page-break/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3">هناك قطتان في الحديقة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7">there are two cats in the park.</text:p>
            <text:p text:style-name="P7">hunaaka / qut^ataani / *</text:p>
          </table:table-cell>
        </table:table-row>
      </table:table>
      <text:list xml:id="list613112825573208831" text:style-name="L80">
        <text:list-item>
          <text:p text:style-name="P172"><text:span text:style-name="T8">در مورد تحقیق </text:span><text:span text:style-name="T9">### daar[about / moored[case / txqiyq[research</text:span></text:p>
        </text:list-item>
      </text:list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0"/>
          </table:table-cell>
          <table:table-cell table:style-name="表110.B1" office:value-type="string">
            <text:p text:style-name="P2">یکشنبه بود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7">it was sunday</text:p>
            <text:p text:style-name="P7">yekshanbe / buwt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2">تمام روز در اتاقم بودم.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7">I was in my room, all day.</text:p>
            <text:p text:style-name="P7">tamoom / ruwz / aotaagham[내 방 / buwdam[나는 ~이었다</text:p>
          </table:table-cell>
        </table:table-row>
      </table:table>
      <text:p text:style-name="P6"/>
      <text:list xml:id="list6690502091226842379" text:style-name="L81">
        <text:list-item>
          <text:p text:style-name="P151">вокруг меня</text:p>
        </text:list-item>
      </text:list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0"/>
          </table:table-cell>
          <table:table-cell table:style-name="表111.B1" office:value-type="string">
            <text:p text:style-name="P2">у меня сильно болит талия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my waist hurts badly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2">я занимаюсь гимнасти'кой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i do gymnastics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2">вчера я кача'л нога'ми одну' за друго'й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yesterday, i swung my legs, one by one.</text:p>
          </table:table-cell>
        </table:table-row>
      </table:table>
      <text:p text:style-name="P6"/>
      <text:p text:style-name="P6">//20210308_133249</text:p>
      <text:p text:style-name="P1"/>
      <text:p text:style-name="P27"/>
      <text:p text:style-name="P5">XXX=================</text:p>
      <text:p text:style-name="P26">myself/ diary / 20210309_172224</text:p>
      <text:list xml:id="list37595471" text:continue-list="list37590698" text:style-name="L53">
        <text:list-item>
          <text:p text:style-name="P68"><text:soft-page-break/>먹이주기</text:p>
        </text:list-item>
      </text:list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/>
          </table:table-cell>
          <table:table-cell table:style-name="表112.B1" office:value-type="string">
            <text:p text:style-name="P6">두 마리. / 옹벽으로의 돌아가기. 크로는 다시 스스로. / 페이스트, 그리고, 고체. / 고체는 2 회으로 나누어 준다.</text:p>
          </table:table-cell>
        </table:table-row>
      </table:table>
      <text:p text:style-name="P6"/>
      <text:list xml:id="list37609639" text:continue-numbering="true" text:style-name="L53">
        <text:list-item>
          <text:p text:style-name="P116">신변의 세들로한 것에 대해</text:p>
        </text:list-item>
      </text:list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1"/>
          </table:table-cell>
          <table:table-cell table:style-name="表113.B1" office:value-type="string">
            <text:p text:style-name="P6">독서에 대해 :</text:p>
            <text:list xml:id="list1668490065379950830" text:style-name="L91">
              <text:list-item>
                <text:p text:style-name="P177"><text:span text:style-name="T28">도서관에서 도서를 빌려 온다. / 그리고, 책의 각 페이지를 사진으로 찍는다.</text:span></text:p>
              </text:list-item>
              <text:list-item>
                <text:p text:style-name="P177"><text:span text:style-name="T28">실제 글을 읽을 땐, 이들 사진들을 보고, <text:s/>읽는다.</text:span></text:p>
              </text:list-item>
            </text:list>
          </table:table-cell>
        </table:table-row>
      </table:table>
      <text:list xml:id="list37612777" text:continue-list="list37609639" text:style-name="L53">
        <text:list-header>
          <text:p text:style-name="P72"/>
        </text:list-header>
      </text:list>
      <text:p text:style-name="P6">//20210309_173729</text:p>
      <text:p text:style-name="P1"/>
      <text:p text:style-name="P27">@@@</text:p>
      <text:p text:style-name="P5">XXX=================</text:p>
      <text:p text:style-name="P26">myself/ diary / XXXX</text:p>
      <text:list xml:id="list37593715" text:continue-numbering="true" text:style-name="L53">
        <text:list-item>
          <text:p text:style-name="P68">먹이주기</text:p>
        </text:list-item>
      </text:list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1"/>
          </table:table-cell>
          <table:table-cell table:style-name="表114.B1" office:value-type="string">
            <text:p text:style-name="P6"/>
          </table:table-cell>
        </table:table-row>
      </table:table>
      <text:p text:style-name="P6"/>
      <text:list xml:id="list37609303" text:continue-numbering="true" text:style-name="L53">
        <text:list-item>
          <text:p text:style-name="P116">신변의 세들로한 것에 대해</text:p>
        </text:list-item>
      </text:list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/>
          </table:table-cell>
          <table:table-cell table:style-name="表115.B1" office:value-type="string">
            <text:p text:style-name="P6"/>
          </table:table-cell>
        </table:table-row>
      </table:table>
      <text:list xml:id="list375876841" text:continue-numbering="true" text:style-name="L53">
        <text:list-item>
          <text:p text:style-name="P51">muzyka</text:p>
        </text:list-item>
      </text:list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1"/>
          </table:table-cell>
          <table:table-cell table:style-name="表116.B1" office:value-type="string">
            <text:list xml:id="list2320897543548439896" text:style-name="L92">
              <text:list-item>
                <text:p text:style-name="P134"/>
              </text:list-item>
            </text:list>
          </table:table-cell>
        </table:table-row>
      </table:table>
      <text:list xml:id="list8066410461065095283" text:style-name="L93">
        <text:list-item>
          <text:p text:style-name="P179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0"/>
          </table:table-cell>
          <table:table-cell table:style-name="表117.B1" office:value-type="string">
            <text:p text:style-name="P3">aaa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6"/>
          </table:table-cell>
        </table:table-row>
        <text:soft-page-break/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3">aaa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7"/>
          </table:table-cell>
        </table:table-row>
      </table:table>
      <text:list xml:id="list1358865681771658507" text:style-name="L94">
        <text:list-item>
          <text:p text:style-name="P180"><text:span text:style-name="T8">در مورد تحقیق </text:span><text:span text:style-name="T9">### daar[about / moored[case / txqiyq[research</text:span></text:p>
        </text:list-item>
      </text:list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0"/>
          </table:table-cell>
          <table:table-cell table:style-name="表118.B1" office:value-type="string">
            <text:p text:style-name="P2">aaa</text:p>
          </table:table-cell>
        </table:table-row>
        <table:table-row>
          <table:table-cell table:style-name="表118.A2" office:value-type="string">
            <text:p text:style-name="P20"/>
          </table:table-cell>
          <table:table-cell table:style-name="表118.B2" office:value-type="string">
            <text:p text:style-name="P7"/>
          </table:table-cell>
        </table:table-row>
        <table:table-row>
          <table:table-cell table:style-name="表118.A2" office:value-type="string">
            <text:p text:style-name="P20"/>
          </table:table-cell>
          <table:table-cell table:style-name="表118.B2" office:value-type="string">
            <text:p text:style-name="P2">aaa</text:p>
          </table:table-cell>
        </table:table-row>
        <table:table-row>
          <table:table-cell table:style-name="表118.A2" office:value-type="string">
            <text:p text:style-name="P20"/>
          </table:table-cell>
          <table:table-cell table:style-name="表118.B2" office:value-type="string">
            <text:p text:style-name="P7"/>
          </table:table-cell>
        </table:table-row>
      </table:table>
      <text:p text:style-name="P6"/>
      <text:list xml:id="list707037433598013101" text:style-name="L95">
        <text:list-item>
          <text:p text:style-name="P155">вокруг меня</text:p>
        </text:list-item>
      </text:list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0"/>
          </table:table-cell>
          <table:table-cell table:style-name="表119.B1" office:value-type="string">
            <text:p text:style-name="P2">aaa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7"/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2">aaa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1"/>
      <text:p text:style-name="P9">-------------------- TEMPLATE 20210209_091706</text:p>
      <text:p text:style-name="P5">XXX=================</text:p>
      <text:p text:style-name="P26">myself/ diary / XXXX</text:p>
      <text:list xml:id="list37597588" text:continue-list="list375876841" text:style-name="L53">
        <text:list-item>
          <text:p text:style-name="P68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7589427" text:continue-numbering="true" text:style-name="L53">
        <text:list-item>
          <text:p text:style-name="P116">신변의 세들로한 것에 대해</text:p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string">
            <text:p text:style-name="P21"/>
          </table:table-cell>
          <table:table-cell table:style-name="表9.B1" office:value-type="string">
            <text:p text:style-name="P6"/>
          </table:table-cell>
        </table:table-row>
      </table:table>
      <text:list xml:id="list37602368" text:continue-numbering="true" text:style-name="L53">
        <text:list-item>
          <text:p text:style-name="P51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/>
          </table:table-cell>
          <table:table-cell table:style-name="表10.B1" office:value-type="string">
            <text:list xml:id="list727680426412825981" text:style-name="L86">
              <text:list-item>
                <text:p text:style-name="P133"/>
              </text:list-item>
            </text:list>
          </table:table-cell>
        </table:table-row>
      </table:table>
      <text:list xml:id="list6614994362303188803" text:style-name="L87">
        <text:list-item>
          <text:p text:style-name="P175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0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7"/>
          </table:table-cell>
        </table:table-row>
      </table:table>
      <text:list xml:id="list5660708356604260663" text:style-name="L88">
        <text:list-item>
          <text:p text:style-name="P176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0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8396378935160429204" text:style-name="L89">
        <text:list-item>
          <text:p text:style-name="P153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4">myself/ diary / XXXX</text:p>
      <text:list xml:id="list37586320" text:continue-list="list7877716853868644086" text:style-name="L1">
        <text:list-item>
          <text:p text:style-name="P33"><text:soft-page-break/><text:span text:style-name="T27">먹이주기 </text:span><text:span text:style-name="T26">: </text:span><text:span text:style-name="T27">돈 </text:span><text:span text:style-name="T26">~ / </text:span><text:span text:style-name="T27">류 </text:span><text:span text:style-name="T26">~ / </text:span><text:span text:style-name="T27">두 마리 </text:span><text:span text:style-name="T26">+</text:span></text:p>
        </text:list-item>
        <text:list-item>
          <text:p text:style-name="P34">신변의 세들로한 것에 대해</text:p>
        </text:list-item>
        <text:list-item>
          <text:p text:style-name="P33"><text:span text:style-name="T26">питье'[-yoo:</text:span><text:span text:style-name="T27">마신다 </text:span><text:span text:style-name="T26">алкого'ля</text:span></text:p>
        </text:list-item>
        <text:list-item>
          <text:p text:style-name="P36">muzyka</text:p>
        </text:list-item>
        <text:list-item>
          <text:p text:style-name="P37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33"><text:span text:style-name="T23">عن الأشياء الصغيرة من حولي</text:span><text:span text:style-name="T25">. </text:span><text:span text:style-name="T26">### AAn'il'ashiyaaI[</text:span><text:span text:style-name="T27">사물에</text:span><text:span text:style-name="T26">-</text:span><text:span text:style-name="T27">대해 </text:span><text:span text:style-name="T26">/ 's^aghiyyati[</text:span><text:span text:style-name="T27">작은 </text:span><text:span text:style-name="T26">/ min-xawliy[</text:span><text:span text:style-name="T27">내</text:span><text:span text:style-name="T26">-</text:span><text:span text:style-name="T27">주위</text:span></text:p>
        </text:list-item>
        <text:list-item>
          <text:p text:style-name="P37"><text:span text:style-name="T20">در مورد تحقیق </text:span><text:span text:style-name="T21">### daar[about / moored[case / txqiyq[research</text:span></text:p>
        </text:list-item>
        <text:list-item>
          <text:p text:style-name="P35"><text:span text:style-name="T24">धर्म के। </text:span><text:span text:style-name="T26">### dharm[</text:span><text:span text:style-name="T27">종교 </text:span><text:span text:style-name="T26">/ ke[</text:span><text:span text:style-name="T27">의 </text:span><text:span text:style-name="T26">\\\ about religion</text:span></text:p>
        </text:list-item>
        <text:list-item>
          <text:p text:style-name="P38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7622987167758900956" text:style-name="L90">
        <text:list-item>
          <text:p text:style-name="P154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20">1</text:p>
          </table:table-cell>
          <table:table-cell table:style-name="表12.B1" office:value-type="string">
            <text:p text:style-name="P6">start C:\WORKS_2\shortcuts_docs\end_diary.bat</text:p>
          </table:table-cell>
        </table:table-row>
        <table:table-row>
          <table:table-cell table:style-name="表12.A2">
            <text:p text:style-name="P20"/>
          </table:table-cell>
          <table:table-cell table:style-name="表12.B2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20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/>
      <text:p text:style-name="P1"/>
      <text:p text:style-name="P1">신변의 세들로한 것에 대해</text:p>
      <text:p text:style-name="P1"/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20"/>
          </table:table-cell>
          <table:table-cell table:style-name="表97.B1" office:value-type="string">
            <text:p text:style-name="P10">文房具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食べているもの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読んでいる本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机の上にあるもの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9T17:37:56.89</dc:date>
    <dc:creator>iwabuchi ken</dc:creator>
    <meta:editing-duration>P1DT1H23M16S</meta:editing-duration>
    <meta:editing-cycles>70</meta:editing-cycles>
    <meta:generator>OpenOffice/4.1.3$Win32 OpenOffice.org_project/413m1$Build-9783</meta:generator>
    <meta:document-statistic meta:table-count="119" meta:image-count="0" meta:object-count="0" meta:page-count="40" meta:paragraph-count="618" meta:word-count="7696" meta:character-count="23787"/>
  </office:meta>
</office:document-meta>
</file>